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80000025815F79C9A87441B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3.399cm" style:rel-column-width="13103*"/>
    </style:style>
    <style:style style:name="表1.B" style:family="table-column">
      <style:table-column-properties style:column-width="3.399cm" style:rel-column-width="13104*"/>
    </style:style>
    <style:style style:name="表1.C" style:family="table-column">
      <style:table-column-properties style:column-width="3.401cm" style:rel-column-width="13109*"/>
    </style:style>
    <style:style style:name="表1.E" style:family="table-column">
      <style:table-column-properties style:column-width="3.401cm" style:rel-column-width="13110*"/>
    </style:style>
    <style:style style:name="表1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表1.A2" style:family="table-cell">
      <style:table-cell-properties fo:padding="0.097cm" fo:border-left="none" fo:border-right="none" fo:border-top="none" fo:border-bottom="0.5pt solid #000000" style:writing-mode="page"/>
    </style:style>
    <style:style style:name="P1" style:family="paragraph" style:parent-style-name="Table_20_Contents">
      <style:text-properties style:font-name="Noto Sans CJK JP Medium" fo:font-size="9pt" style:font-name-asian="Noto Sans CJK JP Medium" style:font-size-asian="9pt" style:font-size-complex="9pt"/>
    </style:style>
    <style:style style:name="P2" style:family="paragraph" style:parent-style-name="Table_20_Contents">
      <style:text-properties style:font-name="Noto Sans CJK JP Medium" fo:font-size="9pt" officeooo:rsid="000ef952" officeooo:paragraph-rsid="00171b61" style:font-name-asian="Noto Sans CJK JP Medium" style:font-size-asian="9pt" style:font-size-complex="9pt"/>
    </style:style>
    <style:style style:name="P3" style:family="paragraph" style:parent-style-name="Table_20_Contents">
      <style:text-properties style:font-name="Noto Sans CJK JP Medium" fo:font-size="9pt" officeooo:rsid="000ef952" officeooo:paragraph-rsid="0018c5ce" style:font-name-asian="Noto Sans CJK JP Medium" style:font-size-asian="9pt" style:font-size-complex="9pt"/>
    </style:style>
    <style:style style:name="P4" style:family="paragraph" style:parent-style-name="Table_20_Contents">
      <style:text-properties style:font-name="Noto Sans CJK JP Medium" fo:font-size="9pt" officeooo:rsid="000ef952" officeooo:paragraph-rsid="001a7d8d" style:font-name-asian="Noto Sans CJK JP Medium" style:font-size-asian="9pt" style:font-size-complex="9pt"/>
    </style:style>
    <style:style style:name="P5" style:family="paragraph" style:parent-style-name="Table_20_Contents">
      <style:text-properties style:font-name="Noto Sans CJK JP Medium" fo:font-size="9pt" officeooo:paragraph-rsid="00171b61" style:font-name-asian="Noto Sans CJK JP Medium" style:font-size-asian="9pt" style:font-size-complex="9pt"/>
    </style:style>
    <style:style style:name="P6" style:family="paragraph" style:parent-style-name="Table_20_Contents">
      <style:text-properties style:font-name="Noto Sans CJK JP Medium" fo:font-size="9pt" officeooo:paragraph-rsid="0018c5ce" style:font-name-asian="Noto Sans CJK JP Medium" style:font-size-asian="9pt" style:font-size-complex="9pt"/>
    </style:style>
    <style:style style:name="T1" style:family="text">
      <style:text-properties officeooo:rsid="0008a53a"/>
    </style:style>
    <style:style style:name="T2" style:family="text">
      <style:text-properties officeooo:rsid="000ef952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08a53a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 table:number-columns-repeated="2"/>
        <table:table-column table:style-name="表1.E"/>
        <table:table-row table:style-name="TableLine93943765014512">
          <table:table-cell table:style-name="表1.A1" office:value-type="string">
            <text:p text:style-name="P3"><draw:frame draw:style-name="fr2" draw:name="イメージ1" text:anchor-type="char" svg:width="3.205cm" svg:height="3.205cm" draw:z-index="0"><draw:image xlink:href="Pictures/10000201000002580000025815F79C9A87441BAE.png" xlink:type="simple" xlink:show="embed" xlink:actuate="onLoad" loext:mime-type="image/png"/></draw:frame><text:span text:style-name="T4">G</text:span><text:span text:style-name="T3">roveコネクタ<text:line-break/>ブレイクアウトボード<text:line-break/>横型両側ピン</text:span></text:p>
          </table:table-cell>
          <table:table-cell table:style-name="表1.A1" office:value-type="string">
            <text:p text:style-name="P4"><draw:frame draw:style-name="fr2" draw:name="イメージ2" text:anchor-type="char" svg:width="3.205cm" svg:height="3.205cm" draw:z-index="1"><draw:image xlink:href="Pictures/10000201000002580000025815F79C9A87441BAE.png" xlink:type="simple" xlink:show="embed" xlink:actuate="onLoad" loext:mime-type="image/png"/></draw:frame><text:span text:style-name="T4">G</text:span><text:span text:style-name="T3">roveコネクタ<text:line-break/>ブレイクアウトボード<text:line-break/>横型両側ピン</text:span></text:p>
          </table:table-cell>
          <table:table-cell table:style-name="表1.A1" office:value-type="string">
            <text:p text:style-name="P4"><draw:frame draw:style-name="fr1" draw:name="イメージ3" text:anchor-type="char" svg:width="3.205cm" svg:height="3.205cm" draw:z-index="2"><draw:image xlink:href="Pictures/10000201000002580000025815F79C9A87441BAE.png" xlink:type="simple" xlink:show="embed" xlink:actuate="onLoad" loext:mime-type="image/png"/></draw:frame><text:span text:style-name="T4">G</text:span><text:span text:style-name="T3">roveコネクタ<text:line-break/>ブレイクアウトボード<text:line-break/>横型両側ピン</text:span></text:p>
          </table:table-cell>
          <table:table-cell table:style-name="表1.A1" office:value-type="string">
            <text:p text:style-name="P4"><draw:frame draw:style-name="fr2" draw:name="イメージ4" text:anchor-type="char" svg:width="3.205cm" svg:height="3.205cm" draw:z-index="3"><draw:image xlink:href="Pictures/10000201000002580000025815F79C9A87441BAE.png" xlink:type="simple" xlink:show="embed" xlink:actuate="onLoad" loext:mime-type="image/png"/></draw:frame><text:span text:style-name="T4">G</text:span><text:span text:style-name="T3">roveコネクタ<text:line-break/>ブレイクアウトボード<text:line-break/>横型両側ピン</text:span></text:p>
          </table:table-cell>
          <table:table-cell table:style-name="表1.A1" office:value-type="string">
            <text:p text:style-name="P4"><draw:frame draw:style-name="fr1" draw:name="イメージ5" text:anchor-type="char" svg:width="3.205cm" svg:height="3.205cm" draw:z-index="4"><draw:image xlink:href="Pictures/10000201000002580000025815F79C9A87441BAE.png" xlink:type="simple" xlink:show="embed" xlink:actuate="onLoad" loext:mime-type="image/png"/></draw:frame><text:span text:style-name="T4">G</text:span><text:span text:style-name="T3">roveコネクタ<text:line-break/>ブレイクアウトボード<text:line-break/>横型両側ピン</text:span></text:p>
          </table:table-cell>
        </table:table-row>
        <table:table-row table:style-name="TableLine93943765014512">
          <table:table-cell table:style-name="表1.A2" office:value-type="string">
            <text:p text:style-name="P3"><draw:frame draw:style-name="fr2" draw:name="イメージ6" text:anchor-type="char" svg:width="3.205cm" svg:height="3.205cm" draw:z-index="5"><draw:image xlink:href="Pictures/10000201000002580000025815F79C9A87441BAE.png" xlink:type="simple" xlink:show="embed" xlink:actuate="onLoad" loext:mime-type="image/png"/></draw:frame><text:span text:style-name="T4">G</text:span><text:span text:style-name="T3">roveコネクタ<text:line-break/>ブレイクアウトボード<text:line-break/>横型両側ピン</text:span></text:p>
          </table:table-cell>
          <table:table-cell table:style-name="表1.A2" office:value-type="string">
            <text:p text:style-name="P4"><draw:frame draw:style-name="fr2" draw:name="イメージ7" text:anchor-type="char" svg:width="3.205cm" svg:height="3.205cm" draw:z-index="6"><draw:image xlink:href="Pictures/10000201000002580000025815F79C9A87441BAE.png" xlink:type="simple" xlink:show="embed" xlink:actuate="onLoad" loext:mime-type="image/png"/></draw:frame><text:span text:style-name="T4">G</text:span><text:span text:style-name="T3">roveコネクタ<text:line-break/>ブレイクアウトボード<text:line-break/>横型両側ピン</text:span></text:p>
          </table:table-cell>
          <table:table-cell table:style-name="表1.A2" office:value-type="string">
            <text:p text:style-name="P4"><draw:frame draw:style-name="fr1" draw:name="イメージ8" text:anchor-type="char" svg:width="3.205cm" svg:height="3.205cm" draw:z-index="7"><draw:image xlink:href="Pictures/10000201000002580000025815F79C9A87441BAE.png" xlink:type="simple" xlink:show="embed" xlink:actuate="onLoad" loext:mime-type="image/png"/></draw:frame><text:span text:style-name="T4">G</text:span><text:span text:style-name="T3">roveコネクタ<text:line-break/>ブレイクアウトボード<text:line-break/>横型両側ピン</text:span></text:p>
          </table:table-cell>
          <table:table-cell table:style-name="表1.A2" office:value-type="string">
            <text:p text:style-name="P4"><draw:frame draw:style-name="fr2" draw:name="イメージ9" text:anchor-type="char" svg:width="3.205cm" svg:height="3.205cm" draw:z-index="8"><draw:image xlink:href="Pictures/10000201000002580000025815F79C9A87441BAE.png" xlink:type="simple" xlink:show="embed" xlink:actuate="onLoad" loext:mime-type="image/png"/></draw:frame><text:span text:style-name="T4">G</text:span><text:span text:style-name="T3">roveコネクタ<text:line-break/>ブレイクアウトボード<text:line-break/>横型両側ピン</text:span></text:p>
          </table:table-cell>
          <table:table-cell table:style-name="表1.A2" office:value-type="string">
            <text:p text:style-name="P4"><draw:frame draw:style-name="fr1" draw:name="イメージ10" text:anchor-type="char" svg:width="3.205cm" svg:height="3.205cm" draw:z-index="9"><draw:image xlink:href="Pictures/10000201000002580000025815F79C9A87441BAE.png" xlink:type="simple" xlink:show="embed" xlink:actuate="onLoad" loext:mime-type="image/png"/></draw:frame><text:span text:style-name="T4">G</text:span><text:span text:style-name="T3">roveコネクタ<text:line-break/>ブレイクアウトボード<text:line-break/>横型両側ピン</text:span></text:p>
          </table:table-cell>
        </table:table-row>
        <table:table-row table:style-name="TableLine93943765014512">
          <table:table-cell table:style-name="表1.A2" office:value-type="string">
            <text:p text:style-name="P3"><draw:frame draw:style-name="fr2" draw:name="イメージ11" text:anchor-type="char" svg:width="3.205cm" svg:height="3.205cm" draw:z-index="10"><draw:image xlink:href="Pictures/10000201000002580000025815F79C9A87441BAE.png" xlink:type="simple" xlink:show="embed" xlink:actuate="onLoad" loext:mime-type="image/png"/></draw:frame><text:span text:style-name="T4">G</text:span><text:span text:style-name="T3">roveコネクタ<text:line-break/>ブレイクアウトボード<text:line-break/>横型両側ピン</text:span></text:p>
          </table:table-cell>
          <table:table-cell table:style-name="表1.A2" office:value-type="string">
            <text:p text:style-name="P4"><draw:frame draw:style-name="fr2" draw:name="イメージ12" text:anchor-type="char" svg:width="3.205cm" svg:height="3.205cm" draw:z-index="11"><draw:image xlink:href="Pictures/10000201000002580000025815F79C9A87441BAE.png" xlink:type="simple" xlink:show="embed" xlink:actuate="onLoad" loext:mime-type="image/png"/></draw:frame><text:span text:style-name="T4">G</text:span><text:span text:style-name="T3">roveコネクタ<text:line-break/>ブレイクアウトボード<text:line-break/>横型両側ピン</text:span></text:p>
          </table:table-cell>
          <table:table-cell table:style-name="表1.A2" office:value-type="string">
            <text:p text:style-name="P4"><draw:frame draw:style-name="fr1" draw:name="イメージ13" text:anchor-type="char" svg:width="3.205cm" svg:height="3.205cm" draw:z-index="12"><draw:image xlink:href="Pictures/10000201000002580000025815F79C9A87441BAE.png" xlink:type="simple" xlink:show="embed" xlink:actuate="onLoad" loext:mime-type="image/png"/></draw:frame><text:span text:style-name="T4">G</text:span><text:span text:style-name="T3">roveコネクタ<text:line-break/>ブレイクアウトボード<text:line-break/>横型両側ピン</text:span></text:p>
          </table:table-cell>
          <table:table-cell table:style-name="表1.A2" office:value-type="string">
            <text:p text:style-name="P4"><draw:frame draw:style-name="fr2" draw:name="イメージ14" text:anchor-type="char" svg:width="3.205cm" svg:height="3.205cm" draw:z-index="13"><draw:image xlink:href="Pictures/10000201000002580000025815F79C9A87441BAE.png" xlink:type="simple" xlink:show="embed" xlink:actuate="onLoad" loext:mime-type="image/png"/></draw:frame><text:span text:style-name="T4">G</text:span><text:span text:style-name="T3">roveコネクタ<text:line-break/>ブレイクアウトボード<text:line-break/>横型両側ピン</text:span></text:p>
          </table:table-cell>
          <table:table-cell table:style-name="表1.A2" office:value-type="string">
            <text:p text:style-name="P4"><draw:frame draw:style-name="fr1" draw:name="イメージ15" text:anchor-type="char" svg:width="3.205cm" svg:height="3.205cm" draw:z-index="14"><draw:image xlink:href="Pictures/10000201000002580000025815F79C9A87441BAE.png" xlink:type="simple" xlink:show="embed" xlink:actuate="onLoad" loext:mime-type="image/png"/></draw:frame><text:span text:style-name="T4">G</text:span><text:span text:style-name="T3">roveコネクタ<text:line-break/>ブレイクアウトボード<text:line-break/>横型両側ピン</text:span></text:p>
          </table:table-cell>
        </table:table-row>
        <table:table-row table:style-name="TableLine93943765014512">
          <table:table-cell table:style-name="表1.A2" office:value-type="string">
            <text:p text:style-name="P3"><draw:frame draw:style-name="fr2" draw:name="イメージ16" text:anchor-type="char" svg:width="3.205cm" svg:height="3.205cm" draw:z-index="15"><draw:image xlink:href="Pictures/10000201000002580000025815F79C9A87441BAE.png" xlink:type="simple" xlink:show="embed" xlink:actuate="onLoad" loext:mime-type="image/png"/></draw:frame><text:span text:style-name="T4">G</text:span><text:span text:style-name="T3">roveコネクタ<text:line-break/>ブレイクアウトボード<text:line-break/>横型両側ピン</text:span></text:p>
          </table:table-cell>
          <table:table-cell table:style-name="表1.A2" office:value-type="string">
            <text:p text:style-name="P4"><draw:frame draw:style-name="fr2" draw:name="イメージ17" text:anchor-type="char" svg:width="3.205cm" svg:height="3.205cm" draw:z-index="16"><draw:image xlink:href="Pictures/10000201000002580000025815F79C9A87441BAE.png" xlink:type="simple" xlink:show="embed" xlink:actuate="onLoad" loext:mime-type="image/png"/></draw:frame><text:span text:style-name="T4">G</text:span><text:span text:style-name="T3">roveコネクタ<text:line-break/>ブレイクアウトボード<text:line-break/>横型両側ピン</text:span></text:p>
          </table:table-cell>
          <table:table-cell table:style-name="表1.A2" office:value-type="string">
            <text:p text:style-name="P4"><draw:frame draw:style-name="fr1" draw:name="イメージ18" text:anchor-type="char" svg:width="3.205cm" svg:height="3.205cm" draw:z-index="17"><draw:image xlink:href="Pictures/10000201000002580000025815F79C9A87441BAE.png" xlink:type="simple" xlink:show="embed" xlink:actuate="onLoad" loext:mime-type="image/png"/></draw:frame><text:span text:style-name="T4">G</text:span><text:span text:style-name="T3">roveコネクタ<text:line-break/>ブレイクアウトボード<text:line-break/>横型両側ピン</text:span></text:p>
          </table:table-cell>
          <table:table-cell table:style-name="表1.A2" office:value-type="string">
            <text:p text:style-name="P4"><draw:frame draw:style-name="fr2" draw:name="イメージ19" text:anchor-type="char" svg:width="3.205cm" svg:height="3.205cm" draw:z-index="18"><draw:image xlink:href="Pictures/10000201000002580000025815F79C9A87441BAE.png" xlink:type="simple" xlink:show="embed" xlink:actuate="onLoad" loext:mime-type="image/png"/></draw:frame><text:span text:style-name="T4">G</text:span><text:span text:style-name="T3">roveコネクタ<text:line-break/>ブレイクアウトボード<text:line-break/>横型両側ピン</text:span></text:p>
          </table:table-cell>
          <table:table-cell table:style-name="表1.A2" office:value-type="string">
            <text:p text:style-name="P4"><draw:frame draw:style-name="fr1" draw:name="イメージ20" text:anchor-type="char" svg:width="3.205cm" svg:height="3.205cm" draw:z-index="19"><draw:image xlink:href="Pictures/10000201000002580000025815F79C9A87441BAE.png" xlink:type="simple" xlink:show="embed" xlink:actuate="onLoad" loext:mime-type="image/png"/></draw:frame><text:span text:style-name="T4">G</text:span><text:span text:style-name="T3">roveコネクタ<text:line-break/>ブレイクアウトボード<text:line-break/>横型両側ピン</text:span></text:p>
          </table:table-cell>
        </table:table-row>
        <table:table-row table:style-name="TableLine93943765014512">
          <table:table-cell table:style-name="表1.A2" office:value-type="string">
            <text:p text:style-name="P3"><draw:frame draw:style-name="fr2" draw:name="イメージ21" text:anchor-type="char" svg:width="3.205cm" svg:height="3.205cm" draw:z-index="20"><draw:image xlink:href="Pictures/10000201000002580000025815F79C9A87441BAE.png" xlink:type="simple" xlink:show="embed" xlink:actuate="onLoad" loext:mime-type="image/png"/></draw:frame><text:span text:style-name="T4">G</text:span><text:span text:style-name="T3">roveコネクタ<text:line-break/>ブレイクアウトボード<text:line-break/>横型両側ピン</text:span></text:p>
          </table:table-cell>
          <table:table-cell table:style-name="表1.A2" office:value-type="string">
            <text:p text:style-name="P4"><draw:frame draw:style-name="fr2" draw:name="イメージ22" text:anchor-type="char" svg:width="3.205cm" svg:height="3.205cm" draw:z-index="21"><draw:image xlink:href="Pictures/10000201000002580000025815F79C9A87441BAE.png" xlink:type="simple" xlink:show="embed" xlink:actuate="onLoad" loext:mime-type="image/png"/></draw:frame><text:span text:style-name="T4">G</text:span><text:span text:style-name="T3">roveコネクタ<text:line-break/>ブレイクアウトボード<text:line-break/>横型両側ピン</text:span></text:p>
          </table:table-cell>
          <table:table-cell table:style-name="表1.A2" office:value-type="string">
            <text:p text:style-name="P4"><draw:frame draw:style-name="fr1" draw:name="イメージ23" text:anchor-type="char" svg:width="3.205cm" svg:height="3.205cm" draw:z-index="22"><draw:image xlink:href="Pictures/10000201000002580000025815F79C9A87441BAE.png" xlink:type="simple" xlink:show="embed" xlink:actuate="onLoad" loext:mime-type="image/png"/></draw:frame><text:span text:style-name="T4">G</text:span><text:span text:style-name="T3">roveコネクタ<text:line-break/>ブレイクアウトボード<text:line-break/>横型両側ピン</text:span></text:p>
          </table:table-cell>
          <table:table-cell table:style-name="表1.A2" office:value-type="string">
            <text:p text:style-name="P4"><draw:frame draw:style-name="fr2" draw:name="イメージ24" text:anchor-type="char" svg:width="3.205cm" svg:height="3.205cm" draw:z-index="23"><draw:image xlink:href="Pictures/10000201000002580000025815F79C9A87441BAE.png" xlink:type="simple" xlink:show="embed" xlink:actuate="onLoad" loext:mime-type="image/png"/></draw:frame><text:span text:style-name="T4">G</text:span><text:span text:style-name="T3">roveコネクタ<text:line-break/>ブレイクアウトボード<text:line-break/>横型両側ピン</text:span></text:p>
          </table:table-cell>
          <table:table-cell table:style-name="表1.A2" office:value-type="string">
            <text:p text:style-name="P4"><draw:frame draw:style-name="fr1" draw:name="イメージ25" text:anchor-type="char" svg:width="3.205cm" svg:height="3.205cm" draw:z-index="24"><draw:image xlink:href="Pictures/10000201000002580000025815F79C9A87441BAE.png" xlink:type="simple" xlink:show="embed" xlink:actuate="onLoad" loext:mime-type="image/png"/></draw:frame><text:span text:style-name="T4">G</text:span><text:span text:style-name="T3">roveコネクタ<text:line-break/>ブレイクアウトボード<text:line-break/>横型両側ピン</text:span></text:p>
          </table:table-cell>
        </table:table-row>
        <table:table-row table:style-name="TableLine93943765014512">
          <table:table-cell table:style-name="表1.A2" office:value-type="string">
            <text:p text:style-name="P3"><draw:frame draw:style-name="fr2" draw:name="イメージ26" text:anchor-type="char" svg:width="3.205cm" svg:height="3.205cm" draw:z-index="25"><draw:image xlink:href="Pictures/10000201000002580000025815F79C9A87441BAE.png" xlink:type="simple" xlink:show="embed" xlink:actuate="onLoad" loext:mime-type="image/png"/></draw:frame><text:span text:style-name="T4">G</text:span><text:span text:style-name="T3">roveコネクタ<text:line-break/>ブレイクアウトボード<text:line-break/>横型両側ピン</text:span></text:p>
          </table:table-cell>
          <table:table-cell table:style-name="表1.A2" office:value-type="string">
            <text:p text:style-name="P4"><draw:frame draw:style-name="fr2" draw:name="イメージ27" text:anchor-type="char" svg:width="3.205cm" svg:height="3.205cm" draw:z-index="26"><draw:image xlink:href="Pictures/10000201000002580000025815F79C9A87441BAE.png" xlink:type="simple" xlink:show="embed" xlink:actuate="onLoad" loext:mime-type="image/png"/></draw:frame><text:span text:style-name="T4">G</text:span><text:span text:style-name="T3">roveコネクタ<text:line-break/>ブレイクアウトボード<text:line-break/>横型両側ピン</text:span></text:p>
          </table:table-cell>
          <table:table-cell table:style-name="表1.A2" office:value-type="string">
            <text:p text:style-name="P4"><draw:frame draw:style-name="fr1" draw:name="イメージ28" text:anchor-type="char" svg:width="3.205cm" svg:height="3.205cm" draw:z-index="27"><draw:image xlink:href="Pictures/10000201000002580000025815F79C9A87441BAE.png" xlink:type="simple" xlink:show="embed" xlink:actuate="onLoad" loext:mime-type="image/png"/></draw:frame><text:span text:style-name="T4">G</text:span><text:span text:style-name="T3">roveコネクタ<text:line-break/>ブレイクアウトボード<text:line-break/>横型両側ピン</text:span></text:p>
          </table:table-cell>
          <table:table-cell table:style-name="表1.A2" office:value-type="string">
            <text:p text:style-name="P4"><draw:frame draw:style-name="fr2" draw:name="イメージ29" text:anchor-type="char" svg:width="3.205cm" svg:height="3.205cm" draw:z-index="28"><draw:image xlink:href="Pictures/10000201000002580000025815F79C9A87441BAE.png" xlink:type="simple" xlink:show="embed" xlink:actuate="onLoad" loext:mime-type="image/png"/></draw:frame><text:span text:style-name="T4">G</text:span><text:span text:style-name="T3">roveコネクタ<text:line-break/>ブレイクアウトボード<text:line-break/>横型両側ピン</text:span></text:p>
          </table:table-cell>
          <table:table-cell table:style-name="表1.A2" office:value-type="string">
            <text:p text:style-name="P4"><draw:frame draw:style-name="fr1" draw:name="イメージ30" text:anchor-type="char" svg:width="3.205cm" svg:height="3.205cm" draw:z-index="29"><draw:image xlink:href="Pictures/10000201000002580000025815F79C9A87441BAE.png" xlink:type="simple" xlink:show="embed" xlink:actuate="onLoad" loext:mime-type="image/png"/></draw:frame><text:span text:style-name="T4">G</text:span><text:span text:style-name="T3">roveコネクタ<text:line-break/>ブレイクアウトボード<text:line-break/>横型両側ピン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88cm" fo:margin-bottom="0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21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20:06:28.306069165</meta:creation-date>
    <dc:date>2021-12-11T11:07:43.682880521</dc:date>
    <meta:editing-duration>PT1H56M15S</meta:editing-duration>
    <meta:editing-cycles>12</meta:editing-cycles>
    <meta:generator>LibreOffice/6.4.7.2$Linux_X86_64 LibreOffice_project/40$Build-2</meta:generator>
    <meta:document-statistic meta:table-count="1" meta:image-count="30" meta:object-count="0" meta:page-count="1" meta:paragraph-count="30" meta:word-count="630" meta:character-count="810" meta:non-whitespace-character-count="750"/>
  </office:meta>
</office:document-meta>
</file>